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618in"/>
    </style:style>
    <style:style style:name="co2" style:family="table-column">
      <style:table-column-properties fo:break-before="auto" style:column-width="0.2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map style:condition="cell-content()&gt;255" style:apply-style-name="Error" style:base-cell-address="Sheet1.F3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Original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rocessed</text:p>
          </table:table-cell>
          <table:covered-table-cell table:number-columns-repeated="2" table:style-name="Default"/>
          <table:table-cell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]" office:value-type="float" office:value="179" calcext:value-type="float">
            <text:p>179</text:p>
          </table:table-cell>
          <table:table-cell table:formula="of:=ROUND([.C3]/2;0)" office:value-type="float" office:value="48" calcext:value-type="float">
            <text:p>048</text:p>
          </table:table-cell>
          <table:table-cell table:formula="of:=[.D3]" office:value-type="float" office:value="43" calcext:value-type="float">
            <text:p>043</text:p>
          </table:table-cell>
          <table:table-cell/>
          <table:table-cell table:style-name="ce5" table:formula="of:=&quot;{&quot; &amp; [.F3] &amp; &quot;, &quot; &amp; [.G3] &amp; &quot;, &quot; &amp; [.H3] &amp; &quot;},&quot;" office:value-type="string" office:string-value="{179, 48, 43}," calcext:value-type="string">
            <text:p>{179, 48, 43},</text:p>
          </table:table-cell>
          <table:table-cell table:number-columns-repeated="2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]" office:value-type="float" office:value="185" calcext:value-type="float">
            <text:p>185</text:p>
          </table:table-cell>
          <table:table-cell table:formula="of:=ROUND([.C4]/2;0)" office:value-type="float" office:value="52" calcext:value-type="float">
            <text:p>052</text:p>
          </table:table-cell>
          <table:table-cell table:formula="of:=[.D4]" office:value-type="float" office:value="48" calcext:value-type="float">
            <text:p>048</text:p>
          </table:table-cell>
          <table:table-cell/>
          <table:table-cell table:formula="of:=&quot;{&quot; &amp; [.F4] &amp; &quot;, &quot; &amp; [.G4] &amp; &quot;, &quot; &amp; [.H4] &amp; &quot;},&quot;" office:value-type="string" office:string-value="{185, 52, 48}," calcext:value-type="string">
            <text:p>{185, 52, 48},</text:p>
          </table:table-cell>
          <table:table-cell table:number-columns-repeated="2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5]" office:value-type="float" office:value="190" calcext:value-type="float">
            <text:p>190</text:p>
          </table:table-cell>
          <table:table-cell table:formula="of:=ROUND([.C5]/2;0)" office:value-type="float" office:value="55" calcext:value-type="float">
            <text:p>055</text:p>
          </table:table-cell>
          <table:table-cell table:formula="of:=[.D5]" office:value-type="float" office:value="54" calcext:value-type="float">
            <text:p>054</text:p>
          </table:table-cell>
          <table:table-cell/>
          <table:table-cell table:formula="of:=&quot;{&quot; &amp; [.F5] &amp; &quot;, &quot; &amp; [.G5] &amp; &quot;, &quot; &amp; [.H5] &amp; &quot;},&quot;" office:value-type="string" office:string-value="{190, 55, 54}," calcext:value-type="string">
            <text:p>{190, 55, 54},</text:p>
          </table:table-cell>
          <table:table-cell table:number-columns-repeated="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6]" office:value-type="float" office:value="190" calcext:value-type="float">
            <text:p>190</text:p>
          </table:table-cell>
          <table:table-cell table:formula="of:=ROUND([.C6]/2;0)" office:value-type="float" office:value="55" calcext:value-type="float">
            <text:p>055</text:p>
          </table:table-cell>
          <table:table-cell table:formula="of:=[.D6]" office:value-type="float" office:value="55" calcext:value-type="float">
            <text:p>055</text:p>
          </table:table-cell>
          <table:table-cell/>
          <table:table-cell table:formula="of:=&quot;{&quot; &amp; [.F6] &amp; &quot;, &quot; &amp; [.G6] &amp; &quot;, &quot; &amp; [.H6] &amp; &quot;},&quot;" office:value-type="string" office:string-value="{190, 55, 55}," calcext:value-type="string">
            <text:p>{190, 55, 55},</text:p>
          </table:table-cell>
          <table:table-cell table:number-columns-repeated="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7]" office:value-type="float" office:value="189" calcext:value-type="float">
            <text:p>189</text:p>
          </table:table-cell>
          <table:table-cell table:formula="of:=ROUND([.C7]/2;0)" office:value-type="float" office:value="55" calcext:value-type="float">
            <text:p>055</text:p>
          </table:table-cell>
          <table:table-cell table:formula="of:=[.D7]" office:value-type="float" office:value="55" calcext:value-type="float">
            <text:p>055</text:p>
          </table:table-cell>
          <table:table-cell/>
          <table:table-cell table:formula="of:=&quot;{&quot; &amp; [.F7] &amp; &quot;, &quot; &amp; [.G7] &amp; &quot;, &quot; &amp; [.H7] &amp; &quot;},&quot;" office:value-type="string" office:string-value="{189, 55, 55}," calcext:value-type="string">
            <text:p>{189, 55, 55},</text:p>
          </table:table-cell>
          <table:table-cell table:number-columns-repeated="2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8]" office:value-type="float" office:value="192" calcext:value-type="float">
            <text:p>192</text:p>
          </table:table-cell>
          <table:table-cell table:formula="of:=ROUND([.C8]/2;0)" office:value-type="float" office:value="57" calcext:value-type="float">
            <text:p>057</text:p>
          </table:table-cell>
          <table:table-cell table:formula="of:=[.D8]" office:value-type="float" office:value="58" calcext:value-type="float">
            <text:p>058</text:p>
          </table:table-cell>
          <table:table-cell/>
          <table:table-cell table:formula="of:=&quot;{&quot; &amp; [.F8] &amp; &quot;, &quot; &amp; [.G8] &amp; &quot;, &quot; &amp; [.H8] &amp; &quot;},&quot;" office:value-type="string" office:string-value="{192, 57, 58}," calcext:value-type="string">
            <text:p>{192, 57, 58},</text:p>
          </table:table-cell>
          <table:table-cell table:number-columns-repeated="2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]" office:value-type="float" office:value="191" calcext:value-type="float">
            <text:p>191</text:p>
          </table:table-cell>
          <table:table-cell table:formula="of:=ROUND([.C9]/2;0)" office:value-type="float" office:value="56" calcext:value-type="float">
            <text:p>056</text:p>
          </table:table-cell>
          <table:table-cell table:formula="of:=[.D9]" office:value-type="float" office:value="56" calcext:value-type="float">
            <text:p>056</text:p>
          </table:table-cell>
          <table:table-cell/>
          <table:table-cell table:formula="of:=&quot;{&quot; &amp; [.F9] &amp; &quot;, &quot; &amp; [.G9] &amp; &quot;, &quot; &amp; [.H9] &amp; &quot;},&quot;" office:value-type="string" office:string-value="{191, 56, 56}," calcext:value-type="string">
            <text:p>{191, 56, 56},</text:p>
          </table:table-cell>
          <table:table-cell table:number-columns-repeated="2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0]" office:value-type="float" office:value="192" calcext:value-type="float">
            <text:p>192</text:p>
          </table:table-cell>
          <table:table-cell table:formula="of:=ROUND([.C10]/2;0)" office:value-type="float" office:value="57" calcext:value-type="float">
            <text:p>057</text:p>
          </table:table-cell>
          <table:table-cell table:formula="of:=[.D10]" office:value-type="float" office:value="58" calcext:value-type="float">
            <text:p>058</text:p>
          </table:table-cell>
          <table:table-cell/>
          <table:table-cell table:formula="of:=&quot;{&quot; &amp; [.F10] &amp; &quot;, &quot; &amp; [.G10] &amp; &quot;, &quot; &amp; [.H10] &amp; &quot;},&quot;" office:value-type="string" office:string-value="{192, 57, 58}," calcext:value-type="string">
            <text:p>{192, 57, 58},</text:p>
          </table:table-cell>
          <table:table-cell table:number-columns-repeated="2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1]" office:value-type="float" office:value="194" calcext:value-type="float">
            <text:p>194</text:p>
          </table:table-cell>
          <table:table-cell table:formula="of:=ROUND([.C11]/2;0)" office:value-type="float" office:value="59" calcext:value-type="float">
            <text:p>059</text:p>
          </table:table-cell>
          <table:table-cell table:formula="of:=[.D11]" office:value-type="float" office:value="62" calcext:value-type="float">
            <text:p>062</text:p>
          </table:table-cell>
          <table:table-cell/>
          <table:table-cell table:formula="of:=&quot;{&quot; &amp; [.F11] &amp; &quot;, &quot; &amp; [.G11] &amp; &quot;, &quot; &amp; [.H11] &amp; &quot;},&quot;" office:value-type="string" office:string-value="{194, 59, 62}," calcext:value-type="string">
            <text:p>{194, 59, 62},</text:p>
          </table:table-cell>
          <table:table-cell table:number-columns-repeated="2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12]" office:value-type="float" office:value="193" calcext:value-type="float">
            <text:p>193</text:p>
          </table:table-cell>
          <table:table-cell table:formula="of:=ROUND([.C12]/2;0)" office:value-type="float" office:value="58" calcext:value-type="float">
            <text:p>058</text:p>
          </table:table-cell>
          <table:table-cell table:formula="of:=[.D12]" office:value-type="float" office:value="61" calcext:value-type="float">
            <text:p>061</text:p>
          </table:table-cell>
          <table:table-cell/>
          <table:table-cell table:formula="of:=&quot;{&quot; &amp; [.F12] &amp; &quot;, &quot; &amp; [.G12] &amp; &quot;, &quot; &amp; [.H12] &amp; &quot;},&quot;" office:value-type="string" office:string-value="{193, 58, 61}," calcext:value-type="string">
            <text:p>{193, 58, 61},</text:p>
          </table:table-cell>
          <table:table-cell table:number-columns-repeated="2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" office:value-type="float" office:value="194" calcext:value-type="float">
            <text:p>194</text:p>
          </table:table-cell>
          <table:table-cell table:formula="of:=ROUND([.C13]/2;0)" office:value-type="float" office:value="58" calcext:value-type="float">
            <text:p>058</text:p>
          </table:table-cell>
          <table:table-cell table:formula="of:=[.D13]" office:value-type="float" office:value="60" calcext:value-type="float">
            <text:p>060</text:p>
          </table:table-cell>
          <table:table-cell/>
          <table:table-cell table:formula="of:=&quot;{&quot; &amp; [.F13] &amp; &quot;, &quot; &amp; [.G13] &amp; &quot;, &quot; &amp; [.H13] &amp; &quot;},&quot;" office:value-type="string" office:string-value="{194, 58, 60}," calcext:value-type="string">
            <text:p>{194, 58, 60},</text:p>
          </table:table-cell>
          <table:table-cell table:number-columns-repeated="2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14]" office:value-type="float" office:value="195" calcext:value-type="float">
            <text:p>195</text:p>
          </table:table-cell>
          <table:table-cell table:formula="of:=ROUND([.C14]/2;0)" office:value-type="float" office:value="58" calcext:value-type="float">
            <text:p>058</text:p>
          </table:table-cell>
          <table:table-cell table:formula="of:=[.D14]" office:value-type="float" office:value="59" calcext:value-type="float">
            <text:p>059</text:p>
          </table:table-cell>
          <table:table-cell/>
          <table:table-cell table:formula="of:=&quot;{&quot; &amp; [.F14] &amp; &quot;, &quot; &amp; [.G14] &amp; &quot;, &quot; &amp; [.H14] &amp; &quot;},&quot;" office:value-type="string" office:string-value="{195, 58, 59}," calcext:value-type="string">
            <text:p>{195, 58, 59},</text:p>
          </table:table-cell>
          <table:table-cell table:number-columns-repeated="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5]" office:value-type="float" office:value="194" calcext:value-type="float">
            <text:p>194</text:p>
          </table:table-cell>
          <table:table-cell table:formula="of:=ROUND([.C15]/2;0)" office:value-type="float" office:value="57" calcext:value-type="float">
            <text:p>057</text:p>
          </table:table-cell>
          <table:table-cell table:formula="of:=[.D15]" office:value-type="float" office:value="53" calcext:value-type="float">
            <text:p>053</text:p>
          </table:table-cell>
          <table:table-cell/>
          <table:table-cell table:formula="of:=&quot;{&quot; &amp; [.F15] &amp; &quot;, &quot; &amp; [.G15] &amp; &quot;, &quot; &amp; [.H15] &amp; &quot;},&quot;" office:value-type="string" office:string-value="{194, 57, 53}," calcext:value-type="string">
            <text:p>{194, 57, 53},</text:p>
          </table:table-cell>
          <table:table-cell table:number-columns-repeated="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16]" office:value-type="float" office:value="192" calcext:value-type="float">
            <text:p>192</text:p>
          </table:table-cell>
          <table:table-cell table:formula="of:=ROUND([.C16]/2;0)" office:value-type="float" office:value="56" calcext:value-type="float">
            <text:p>056</text:p>
          </table:table-cell>
          <table:table-cell table:formula="of:=[.D16]" office:value-type="float" office:value="51" calcext:value-type="float">
            <text:p>051</text:p>
          </table:table-cell>
          <table:table-cell/>
          <table:table-cell table:formula="of:=&quot;{&quot; &amp; [.F16] &amp; &quot;, &quot; &amp; [.G16] &amp; &quot;, &quot; &amp; [.H16] &amp; &quot;},&quot;" office:value-type="string" office:string-value="{192, 56, 51}," calcext:value-type="string">
            <text:p>{192, 56, 51},</text:p>
          </table:table-cell>
          <table:table-cell table:number-columns-repeated="2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7]" office:value-type="float" office:value="192" calcext:value-type="float">
            <text:p>192</text:p>
          </table:table-cell>
          <table:table-cell table:formula="of:=ROUND([.C17]/2;0)" office:value-type="float" office:value="55" calcext:value-type="float">
            <text:p>055</text:p>
          </table:table-cell>
          <table:table-cell table:formula="of:=[.D17]" office:value-type="float" office:value="53" calcext:value-type="float">
            <text:p>053</text:p>
          </table:table-cell>
          <table:table-cell/>
          <table:table-cell table:formula="of:=&quot;{&quot; &amp; [.F17] &amp; &quot;, &quot; &amp; [.G17] &amp; &quot;, &quot; &amp; [.H17] &amp; &quot;},&quot;" office:value-type="string" office:string-value="{192, 55, 53}," calcext:value-type="string">
            <text:p>{192, 55, 53},</text:p>
          </table:table-cell>
          <table:table-cell table:number-columns-repeated="2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]" office:value-type="float" office:value="193" calcext:value-type="float">
            <text:p>193</text:p>
          </table:table-cell>
          <table:table-cell table:formula="of:=ROUND([.C18]/2;0)" office:value-type="float" office:value="56" calcext:value-type="float">
            <text:p>056</text:p>
          </table:table-cell>
          <table:table-cell table:formula="of:=[.D18]" office:value-type="float" office:value="53" calcext:value-type="float">
            <text:p>053</text:p>
          </table:table-cell>
          <table:table-cell/>
          <table:table-cell table:formula="of:=&quot;{&quot; &amp; [.F18] &amp; &quot;, &quot; &amp; [.G18] &amp; &quot;, &quot; &amp; [.H18] &amp; &quot;},&quot;" office:value-type="string" office:string-value="{193, 56, 53}," calcext:value-type="string">
            <text:p>{193, 56, 53},</text:p>
          </table:table-cell>
          <table:table-cell table:number-columns-repeated="2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9]" office:value-type="float" office:value="193" calcext:value-type="float">
            <text:p>193</text:p>
          </table:table-cell>
          <table:table-cell table:formula="of:=ROUND([.C19]/2;0)" office:value-type="float" office:value="56" calcext:value-type="float">
            <text:p>056</text:p>
          </table:table-cell>
          <table:table-cell table:formula="of:=[.D19]" office:value-type="float" office:value="55" calcext:value-type="float">
            <text:p>055</text:p>
          </table:table-cell>
          <table:table-cell/>
          <table:table-cell table:formula="of:=&quot;{&quot; &amp; [.F19] &amp; &quot;, &quot; &amp; [.G19] &amp; &quot;, &quot; &amp; [.H19] &amp; &quot;},&quot;" office:value-type="string" office:string-value="{193, 56, 55}," calcext:value-type="string">
            <text:p>{193, 56, 55},</text:p>
          </table:table-cell>
          <table:table-cell table:number-columns-repeated="2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20]" office:value-type="float" office:value="198" calcext:value-type="float">
            <text:p>198</text:p>
          </table:table-cell>
          <table:table-cell table:formula="of:=ROUND([.C20]/2;0)" office:value-type="float" office:value="60" calcext:value-type="float">
            <text:p>060</text:p>
          </table:table-cell>
          <table:table-cell table:formula="of:=[.D20]" office:value-type="float" office:value="63" calcext:value-type="float">
            <text:p>063</text:p>
          </table:table-cell>
          <table:table-cell/>
          <table:table-cell table:formula="of:=&quot;{&quot; &amp; [.F20] &amp; &quot;, &quot; &amp; [.G20] &amp; &quot;, &quot; &amp; [.H20] &amp; &quot;},&quot;" office:value-type="string" office:string-value="{198, 60, 63}," calcext:value-type="string">
            <text:p>{198, 60, 63},</text:p>
          </table:table-cell>
          <table:table-cell table:number-columns-repeated="2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21]" office:value-type="float" office:value="200" calcext:value-type="float">
            <text:p>200</text:p>
          </table:table-cell>
          <table:table-cell table:formula="of:=ROUND([.C21]/2;0)" office:value-type="float" office:value="61" calcext:value-type="float">
            <text:p>061</text:p>
          </table:table-cell>
          <table:table-cell table:formula="of:=[.D21]" office:value-type="float" office:value="67" calcext:value-type="float">
            <text:p>067</text:p>
          </table:table-cell>
          <table:table-cell/>
          <table:table-cell table:formula="of:=&quot;{&quot; &amp; [.F21] &amp; &quot;, &quot; &amp; [.G21] &amp; &quot;, &quot; &amp; [.H21] &amp; &quot;},&quot;" office:value-type="string" office:string-value="{200, 61, 67}," calcext:value-type="string">
            <text:p>{200, 61, 67},</text:p>
          </table:table-cell>
          <table:table-cell table:number-columns-repeated="2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22]" office:value-type="float" office:value="203" calcext:value-type="float">
            <text:p>203</text:p>
          </table:table-cell>
          <table:table-cell table:formula="of:=ROUND([.C22]/2;0)" office:value-type="float" office:value="64" calcext:value-type="float">
            <text:p>064</text:p>
          </table:table-cell>
          <table:table-cell table:formula="of:=[.D22]" office:value-type="float" office:value="71" calcext:value-type="float">
            <text:p>071</text:p>
          </table:table-cell>
          <table:table-cell/>
          <table:table-cell table:formula="of:=&quot;{&quot; &amp; [.F22] &amp; &quot;, &quot; &amp; [.G22] &amp; &quot;, &quot; &amp; [.H22] &amp; &quot;},&quot;" office:value-type="string" office:string-value="{203, 64, 71}," calcext:value-type="string">
            <text:p>{203, 64, 71},</text:p>
          </table:table-cell>
          <table:table-cell table:number-columns-repeated="2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3]" office:value-type="float" office:value="203" calcext:value-type="float">
            <text:p>203</text:p>
          </table:table-cell>
          <table:table-cell table:formula="of:=ROUND([.C23]/2;0)" office:value-type="float" office:value="64" calcext:value-type="float">
            <text:p>064</text:p>
          </table:table-cell>
          <table:table-cell table:formula="of:=[.D23]" office:value-type="float" office:value="72" calcext:value-type="float">
            <text:p>072</text:p>
          </table:table-cell>
          <table:table-cell/>
          <table:table-cell table:formula="of:=&quot;{&quot; &amp; [.F23] &amp; &quot;, &quot; &amp; [.G23] &amp; &quot;, &quot; &amp; [.H23] &amp; &quot;},&quot;" office:value-type="string" office:string-value="{203, 64, 72}," calcext:value-type="string">
            <text:p>{203, 64, 72},</text:p>
          </table:table-cell>
          <table:table-cell table:number-columns-repeated="2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24]" office:value-type="float" office:value="204" calcext:value-type="float">
            <text:p>204</text:p>
          </table:table-cell>
          <table:table-cell table:formula="of:=ROUND([.C24]/2;0)" office:value-type="float" office:value="65" calcext:value-type="float">
            <text:p>065</text:p>
          </table:table-cell>
          <table:table-cell table:formula="of:=[.D24]" office:value-type="float" office:value="71" calcext:value-type="float">
            <text:p>071</text:p>
          </table:table-cell>
          <table:table-cell/>
          <table:table-cell table:formula="of:=&quot;{&quot; &amp; [.F24] &amp; &quot;, &quot; &amp; [.G24] &amp; &quot;, &quot; &amp; [.H24] &amp; &quot;},&quot;" office:value-type="string" office:string-value="{204, 65, 71}," calcext:value-type="string">
            <text:p>{204, 65, 71},</text:p>
          </table:table-cell>
          <table:table-cell table:number-columns-repeated="2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5]" office:value-type="float" office:value="205" calcext:value-type="float">
            <text:p>205</text:p>
          </table:table-cell>
          <table:table-cell table:formula="of:=ROUND([.C25]/2;0)" office:value-type="float" office:value="66" calcext:value-type="float">
            <text:p>066</text:p>
          </table:table-cell>
          <table:table-cell table:formula="of:=[.D25]" office:value-type="float" office:value="72" calcext:value-type="float">
            <text:p>072</text:p>
          </table:table-cell>
          <table:table-cell/>
          <table:table-cell table:formula="of:=&quot;{&quot; &amp; [.F25] &amp; &quot;, &quot; &amp; [.G25] &amp; &quot;, &quot; &amp; [.H25] &amp; &quot;},&quot;" office:value-type="string" office:string-value="{205, 66, 72}," calcext:value-type="string">
            <text:p>{205, 66, 72},</text:p>
          </table:table-cell>
          <table:table-cell table:number-columns-repeated="2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6]" office:value-type="float" office:value="205" calcext:value-type="float">
            <text:p>205</text:p>
          </table:table-cell>
          <table:table-cell table:formula="of:=ROUND([.C26]/2;0)" office:value-type="float" office:value="66" calcext:value-type="float">
            <text:p>066</text:p>
          </table:table-cell>
          <table:table-cell table:formula="of:=[.D26]" office:value-type="float" office:value="72" calcext:value-type="float">
            <text:p>072</text:p>
          </table:table-cell>
          <table:table-cell/>
          <table:table-cell table:formula="of:=&quot;{&quot; &amp; [.F26] &amp; &quot;, &quot; &amp; [.G26] &amp; &quot;, &quot; &amp; [.H26] &amp; &quot;},&quot;" office:value-type="string" office:string-value="{205, 66, 72}," calcext:value-type="string">
            <text:p>{205, 66, 72},</text:p>
          </table:table-cell>
          <table:table-cell table:number-columns-repeated="2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27]" office:value-type="float" office:value="206" calcext:value-type="float">
            <text:p>206</text:p>
          </table:table-cell>
          <table:table-cell table:formula="of:=ROUND([.C27]/2;0)" office:value-type="float" office:value="66" calcext:value-type="float">
            <text:p>066</text:p>
          </table:table-cell>
          <table:table-cell table:formula="of:=[.D27]" office:value-type="float" office:value="75" calcext:value-type="float">
            <text:p>075</text:p>
          </table:table-cell>
          <table:table-cell/>
          <table:table-cell table:formula="of:=&quot;{&quot; &amp; [.F27] &amp; &quot;, &quot; &amp; [.G27] &amp; &quot;, &quot; &amp; [.H27] &amp; &quot;},&quot;" office:value-type="string" office:string-value="{206, 66, 75}," calcext:value-type="string">
            <text:p>{206, 66, 75},</text:p>
          </table:table-cell>
          <table:table-cell table:number-columns-repeated="2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8]" office:value-type="float" office:value="203" calcext:value-type="float">
            <text:p>203</text:p>
          </table:table-cell>
          <table:table-cell table:formula="of:=ROUND([.C28]/2;0)" office:value-type="float" office:value="65" calcext:value-type="float">
            <text:p>065</text:p>
          </table:table-cell>
          <table:table-cell table:formula="of:=[.D28]" office:value-type="float" office:value="70" calcext:value-type="float">
            <text:p>070</text:p>
          </table:table-cell>
          <table:table-cell/>
          <table:table-cell table:formula="of:=&quot;{&quot; &amp; [.F28] &amp; &quot;, &quot; &amp; [.G28] &amp; &quot;, &quot; &amp; [.H28] &amp; &quot;},&quot;" office:value-type="string" office:string-value="{203, 65, 70}," calcext:value-type="string">
            <text:p>{203, 65, 70},</text:p>
          </table:table-cell>
          <table:table-cell table:number-columns-repeated="2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9]" office:value-type="float" office:value="201" calcext:value-type="float">
            <text:p>201</text:p>
          </table:table-cell>
          <table:table-cell table:formula="of:=ROUND([.C29]/2;0)" office:value-type="float" office:value="63" calcext:value-type="float">
            <text:p>063</text:p>
          </table:table-cell>
          <table:table-cell table:formula="of:=[.D29]" office:value-type="float" office:value="65" calcext:value-type="float">
            <text:p>065</text:p>
          </table:table-cell>
          <table:table-cell/>
          <table:table-cell table:formula="of:=&quot;{&quot; &amp; [.F29] &amp; &quot;, &quot; &amp; [.G29] &amp; &quot;, &quot; &amp; [.H29] &amp; &quot;},&quot;" office:value-type="string" office:string-value="{201, 63, 65}," calcext:value-type="string">
            <text:p>{201, 63, 65},</text:p>
          </table:table-cell>
          <table:table-cell table:number-columns-repeated="2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0]" office:value-type="float" office:value="199" calcext:value-type="float">
            <text:p>199</text:p>
          </table:table-cell>
          <table:table-cell table:formula="of:=ROUND([.C30]/2;0)" office:value-type="float" office:value="60" calcext:value-type="float">
            <text:p>060</text:p>
          </table:table-cell>
          <table:table-cell table:formula="of:=[.D30]" office:value-type="float" office:value="62" calcext:value-type="float">
            <text:p>062</text:p>
          </table:table-cell>
          <table:table-cell/>
          <table:table-cell table:formula="of:=&quot;{&quot; &amp; [.F30] &amp; &quot;, &quot; &amp; [.G30] &amp; &quot;, &quot; &amp; [.H30] &amp; &quot;},&quot;" office:value-type="string" office:string-value="{199, 60, 62}," calcext:value-type="string">
            <text:p>{199, 60, 62},</text:p>
          </table:table-cell>
          <table:table-cell table:number-columns-repeated="2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1]" office:value-type="float" office:value="197" calcext:value-type="float">
            <text:p>197</text:p>
          </table:table-cell>
          <table:table-cell table:formula="of:=ROUND([.C31]/2;0)" office:value-type="float" office:value="59" calcext:value-type="float">
            <text:p>059</text:p>
          </table:table-cell>
          <table:table-cell table:formula="of:=[.D31]" office:value-type="float" office:value="57" calcext:value-type="float">
            <text:p>057</text:p>
          </table:table-cell>
          <table:table-cell/>
          <table:table-cell table:formula="of:=&quot;{&quot; &amp; [.F31] &amp; &quot;, &quot; &amp; [.G31] &amp; &quot;, &quot; &amp; [.H31] &amp; &quot;},&quot;" office:value-type="string" office:string-value="{197, 59, 57}," calcext:value-type="string">
            <text:p>{197, 59, 57},</text:p>
          </table:table-cell>
          <table:table-cell table:number-columns-repeated="2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2]" office:value-type="float" office:value="198" calcext:value-type="float">
            <text:p>198</text:p>
          </table:table-cell>
          <table:table-cell table:formula="of:=ROUND([.C32]/2;0)" office:value-type="float" office:value="59" calcext:value-type="float">
            <text:p>059</text:p>
          </table:table-cell>
          <table:table-cell table:formula="of:=[.D32]" office:value-type="float" office:value="57" calcext:value-type="float">
            <text:p>057</text:p>
          </table:table-cell>
          <table:table-cell/>
          <table:table-cell table:formula="of:=&quot;{&quot; &amp; [.F32] &amp; &quot;, &quot; &amp; [.G32] &amp; &quot;, &quot; &amp; [.H32] &amp; &quot;},&quot;" office:value-type="string" office:string-value="{198, 59, 57}," calcext:value-type="string">
            <text:p>{198, 59, 57},</text:p>
          </table:table-cell>
          <table:table-cell table:number-columns-repeated="2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3]" office:value-type="float" office:value="196" calcext:value-type="float">
            <text:p>196</text:p>
          </table:table-cell>
          <table:table-cell table:formula="of:=ROUND([.C33]/2;0)" office:value-type="float" office:value="58" calcext:value-type="float">
            <text:p>058</text:p>
          </table:table-cell>
          <table:table-cell table:formula="of:=[.D33]" office:value-type="float" office:value="53" calcext:value-type="float">
            <text:p>053</text:p>
          </table:table-cell>
          <table:table-cell/>
          <table:table-cell table:formula="of:=&quot;{&quot; &amp; [.F33] &amp; &quot;, &quot; &amp; [.G33] &amp; &quot;, &quot; &amp; [.H33] &amp; &quot;},&quot;" office:value-type="string" office:string-value="{196, 58, 53}," calcext:value-type="string">
            <text:p>{196, 58, 53},</text:p>
          </table:table-cell>
          <table:table-cell table:number-columns-repeated="2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4]" office:value-type="float" office:value="195" calcext:value-type="float">
            <text:p>195</text:p>
          </table:table-cell>
          <table:table-cell table:formula="of:=ROUND([.C34]/2;0)" office:value-type="float" office:value="57" calcext:value-type="float">
            <text:p>057</text:p>
          </table:table-cell>
          <table:table-cell table:formula="of:=[.D34]" office:value-type="float" office:value="51" calcext:value-type="float">
            <text:p>051</text:p>
          </table:table-cell>
          <table:table-cell/>
          <table:table-cell table:formula="of:=&quot;{&quot; &amp; [.F34] &amp; &quot;, &quot; &amp; [.G34] &amp; &quot;, &quot; &amp; [.H34] &amp; &quot;},&quot;" office:value-type="string" office:string-value="{195, 57, 51}," calcext:value-type="string">
            <text:p>{195, 57, 51},</text:p>
          </table:table-cell>
          <table:table-cell table:number-columns-repeated="2"/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35]" office:value-type="float" office:value="199" calcext:value-type="float">
            <text:p>199</text:p>
          </table:table-cell>
          <table:table-cell table:formula="of:=ROUND([.C35]/2;0)" office:value-type="float" office:value="59" calcext:value-type="float">
            <text:p>059</text:p>
          </table:table-cell>
          <table:table-cell table:formula="of:=[.D35]" office:value-type="float" office:value="54" calcext:value-type="float">
            <text:p>054</text:p>
          </table:table-cell>
          <table:table-cell/>
          <table:table-cell table:formula="of:=&quot;{&quot; &amp; [.F35] &amp; &quot;, &quot; &amp; [.G35] &amp; &quot;, &quot; &amp; [.H35] &amp; &quot;},&quot;" office:value-type="string" office:string-value="{199, 59, 54}," calcext:value-type="string">
            <text:p>{199, 59, 54},</text:p>
          </table:table-cell>
          <table:table-cell table:number-columns-repeated="2"/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6]" office:value-type="float" office:value="202" calcext:value-type="float">
            <text:p>202</text:p>
          </table:table-cell>
          <table:table-cell table:formula="of:=ROUND([.C36]/2;0)" office:value-type="float" office:value="61" calcext:value-type="float">
            <text:p>061</text:p>
          </table:table-cell>
          <table:table-cell table:formula="of:=[.D36]" office:value-type="float" office:value="58" calcext:value-type="float">
            <text:p>058</text:p>
          </table:table-cell>
          <table:table-cell/>
          <table:table-cell table:formula="of:=&quot;{&quot; &amp; [.F36] &amp; &quot;, &quot; &amp; [.G36] &amp; &quot;, &quot; &amp; [.H36] &amp; &quot;},&quot;" office:value-type="string" office:string-value="{202, 61, 58}," calcext:value-type="string">
            <text:p>{202, 61, 58},</text:p>
          </table:table-cell>
          <table:table-cell table:number-columns-repeated="2"/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7]" office:value-type="float" office:value="202" calcext:value-type="float">
            <text:p>202</text:p>
          </table:table-cell>
          <table:table-cell table:formula="of:=ROUND([.C37]/2;0)" office:value-type="float" office:value="61" calcext:value-type="float">
            <text:p>061</text:p>
          </table:table-cell>
          <table:table-cell table:formula="of:=[.D37]" office:value-type="float" office:value="58" calcext:value-type="float">
            <text:p>058</text:p>
          </table:table-cell>
          <table:table-cell/>
          <table:table-cell table:formula="of:=&quot;{&quot; &amp; [.F37] &amp; &quot;, &quot; &amp; [.G37] &amp; &quot;, &quot; &amp; [.H37] &amp; &quot;},&quot;" office:value-type="string" office:string-value="{202, 61, 58}," calcext:value-type="string">
            <text:p>{202, 61, 58},</text:p>
          </table:table-cell>
          <table:table-cell table:number-columns-repeated="2"/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8]" office:value-type="float" office:value="204" calcext:value-type="float">
            <text:p>204</text:p>
          </table:table-cell>
          <table:table-cell table:formula="of:=ROUND([.C38]/2;0)" office:value-type="float" office:value="64" calcext:value-type="float">
            <text:p>064</text:p>
          </table:table-cell>
          <table:table-cell table:formula="of:=[.D38]" office:value-type="float" office:value="64" calcext:value-type="float">
            <text:p>064</text:p>
          </table:table-cell>
          <table:table-cell/>
          <table:table-cell table:formula="of:=&quot;{&quot; &amp; [.F38] &amp; &quot;, &quot; &amp; [.G38] &amp; &quot;, &quot; &amp; [.H38] &amp; &quot;},&quot;" office:value-type="string" office:string-value="{204, 64, 64}," calcext:value-type="string">
            <text:p>{204, 64, 64},</text:p>
          </table:table-cell>
          <table:table-cell table:number-columns-repeated="2"/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9]" office:value-type="float" office:value="205" calcext:value-type="float">
            <text:p>205</text:p>
          </table:table-cell>
          <table:table-cell table:formula="of:=ROUND([.C39]/2;0)" office:value-type="float" office:value="65" calcext:value-type="float">
            <text:p>065</text:p>
          </table:table-cell>
          <table:table-cell table:formula="of:=[.D39]" office:value-type="float" office:value="67" calcext:value-type="float">
            <text:p>067</text:p>
          </table:table-cell>
          <table:table-cell/>
          <table:table-cell table:formula="of:=&quot;{&quot; &amp; [.F39] &amp; &quot;, &quot; &amp; [.G39] &amp; &quot;, &quot; &amp; [.H39] &amp; &quot;},&quot;" office:value-type="string" office:string-value="{205, 65, 67}," calcext:value-type="string">
            <text:p>{205, 65, 67},</text:p>
          </table:table-cell>
          <table:table-cell table:number-columns-repeated="2"/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40]" office:value-type="float" office:value="209" calcext:value-type="float">
            <text:p>209</text:p>
          </table:table-cell>
          <table:table-cell table:formula="of:=ROUND([.C40]/2;0)" office:value-type="float" office:value="68" calcext:value-type="float">
            <text:p>068</text:p>
          </table:table-cell>
          <table:table-cell table:formula="of:=[.D40]" office:value-type="float" office:value="73" calcext:value-type="float">
            <text:p>073</text:p>
          </table:table-cell>
          <table:table-cell/>
          <table:table-cell table:formula="of:=&quot;{&quot; &amp; [.F40] &amp; &quot;, &quot; &amp; [.G40] &amp; &quot;, &quot; &amp; [.H40] &amp; &quot;},&quot;" office:value-type="string" office:string-value="{209, 68, 73}," calcext:value-type="string">
            <text:p>{209, 68, 73},</text:p>
          </table:table-cell>
          <table:table-cell table:number-columns-repeated="2"/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41]" office:value-type="float" office:value="208" calcext:value-type="float">
            <text:p>208</text:p>
          </table:table-cell>
          <table:table-cell table:formula="of:=ROUND([.C41]/2;0)" office:value-type="float" office:value="68" calcext:value-type="float">
            <text:p>068</text:p>
          </table:table-cell>
          <table:table-cell table:formula="of:=[.D41]" office:value-type="float" office:value="72" calcext:value-type="float">
            <text:p>072</text:p>
          </table:table-cell>
          <table:table-cell/>
          <table:table-cell table:formula="of:=&quot;{&quot; &amp; [.F41] &amp; &quot;, &quot; &amp; [.G41] &amp; &quot;, &quot; &amp; [.H41] &amp; &quot;},&quot;" office:value-type="string" office:string-value="{208, 68, 72}," calcext:value-type="string">
            <text:p>{208, 68, 72},</text:p>
          </table:table-cell>
          <table:table-cell table:number-columns-repeated="2"/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42]" office:value-type="float" office:value="210" calcext:value-type="float">
            <text:p>210</text:p>
          </table:table-cell>
          <table:table-cell table:formula="of:=ROUND([.C42]/2;0)" office:value-type="float" office:value="69" calcext:value-type="float">
            <text:p>069</text:p>
          </table:table-cell>
          <table:table-cell table:formula="of:=[.D42]" office:value-type="float" office:value="75" calcext:value-type="float">
            <text:p>075</text:p>
          </table:table-cell>
          <table:table-cell/>
          <table:table-cell table:formula="of:=&quot;{&quot; &amp; [.F42] &amp; &quot;, &quot; &amp; [.G42] &amp; &quot;, &quot; &amp; [.H42] &amp; &quot;},&quot;" office:value-type="string" office:string-value="{210, 69, 75}," calcext:value-type="string">
            <text:p>{210, 69, 75},</text:p>
          </table:table-cell>
          <table:table-cell table:number-columns-repeated="2"/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3]" office:value-type="float" office:value="217" calcext:value-type="float">
            <text:p>217</text:p>
          </table:table-cell>
          <table:table-cell table:formula="of:=ROUND([.C43]/2;0)" office:value-type="float" office:value="74" calcext:value-type="float">
            <text:p>074</text:p>
          </table:table-cell>
          <table:table-cell table:formula="of:=[.D43]" office:value-type="float" office:value="89" calcext:value-type="float">
            <text:p>089</text:p>
          </table:table-cell>
          <table:table-cell/>
          <table:table-cell table:formula="of:=&quot;{&quot; &amp; [.F43] &amp; &quot;, &quot; &amp; [.G43] &amp; &quot;, &quot; &amp; [.H43] &amp; &quot;},&quot;" office:value-type="string" office:string-value="{217, 74, 89}," calcext:value-type="string">
            <text:p>{217, 74, 89},</text:p>
          </table:table-cell>
          <table:table-cell table:number-columns-repeated="2"/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4]" office:value-type="float" office:value="219" calcext:value-type="float">
            <text:p>219</text:p>
          </table:table-cell>
          <table:table-cell table:formula="of:=ROUND([.C44]/2;0)" office:value-type="float" office:value="76" calcext:value-type="float">
            <text:p>076</text:p>
          </table:table-cell>
          <table:table-cell table:formula="of:=[.D44]" office:value-type="float" office:value="93" calcext:value-type="float">
            <text:p>093</text:p>
          </table:table-cell>
          <table:table-cell/>
          <table:table-cell table:formula="of:=&quot;{&quot; &amp; [.F44] &amp; &quot;, &quot; &amp; [.G44] &amp; &quot;, &quot; &amp; [.H44] &amp; &quot;},&quot;" office:value-type="string" office:string-value="{219, 76, 93}," calcext:value-type="string">
            <text:p>{219, 76, 93},</text:p>
          </table:table-cell>
          <table:table-cell table:number-columns-repeated="2"/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5]" office:value-type="float" office:value="221" calcext:value-type="float">
            <text:p>221</text:p>
          </table:table-cell>
          <table:table-cell table:formula="of:=ROUND([.C45]/2;0)" office:value-type="float" office:value="78" calcext:value-type="float">
            <text:p>078</text:p>
          </table:table-cell>
          <table:table-cell table:formula="of:=[.D45]" office:value-type="float" office:value="98" calcext:value-type="float">
            <text:p>098</text:p>
          </table:table-cell>
          <table:table-cell/>
          <table:table-cell table:formula="of:=&quot;{&quot; &amp; [.F45] &amp; &quot;, &quot; &amp; [.G45] &amp; &quot;, &quot; &amp; [.H45] &amp; &quot;},&quot;" office:value-type="string" office:string-value="{221, 78, 98}," calcext:value-type="string">
            <text:p>{221, 78, 98},</text:p>
          </table:table-cell>
          <table:table-cell table:number-columns-repeated="2"/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6]" office:value-type="float" office:value="220" calcext:value-type="float">
            <text:p>220</text:p>
          </table:table-cell>
          <table:table-cell table:formula="of:=ROUND([.C46]/2;0)" office:value-type="float" office:value="78" calcext:value-type="float">
            <text:p>078</text:p>
          </table:table-cell>
          <table:table-cell table:formula="of:=[.D46]" office:value-type="float" office:value="96" calcext:value-type="float">
            <text:p>096</text:p>
          </table:table-cell>
          <table:table-cell/>
          <table:table-cell table:formula="of:=&quot;{&quot; &amp; [.F46] &amp; &quot;, &quot; &amp; [.G46] &amp; &quot;, &quot; &amp; [.H46] &amp; &quot;},&quot;" office:value-type="string" office:string-value="{220, 78, 96}," calcext:value-type="string">
            <text:p>{220, 78, 96},</text:p>
          </table:table-cell>
          <table:table-cell table:number-columns-repeated="2"/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47]" office:value-type="float" office:value="221" calcext:value-type="float">
            <text:p>221</text:p>
          </table:table-cell>
          <table:table-cell table:formula="of:=ROUND([.C47]/2;0)" office:value-type="float" office:value="78" calcext:value-type="float">
            <text:p>078</text:p>
          </table:table-cell>
          <table:table-cell table:formula="of:=[.D47]" office:value-type="float" office:value="97" calcext:value-type="float">
            <text:p>097</text:p>
          </table:table-cell>
          <table:table-cell/>
          <table:table-cell table:formula="of:=&quot;{&quot; &amp; [.F47] &amp; &quot;, &quot; &amp; [.G47] &amp; &quot;, &quot; &amp; [.H47] &amp; &quot;},&quot;" office:value-type="string" office:string-value="{221, 78, 97}," calcext:value-type="string">
            <text:p>{221, 78, 97},</text:p>
          </table:table-cell>
          <table:table-cell table:number-columns-repeated="2"/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8]" office:value-type="float" office:value="222" calcext:value-type="float">
            <text:p>222</text:p>
          </table:table-cell>
          <table:table-cell table:formula="of:=ROUND([.C48]/2;0)" office:value-type="float" office:value="79" calcext:value-type="float">
            <text:p>079</text:p>
          </table:table-cell>
          <table:table-cell table:formula="of:=[.D48]" office:value-type="float" office:value="98" calcext:value-type="float">
            <text:p>098</text:p>
          </table:table-cell>
          <table:table-cell/>
          <table:table-cell table:formula="of:=&quot;{&quot; &amp; [.F48] &amp; &quot;, &quot; &amp; [.G48] &amp; &quot;, &quot; &amp; [.H48] &amp; &quot;},&quot;" office:value-type="string" office:string-value="{222, 79, 98}," calcext:value-type="string">
            <text:p>{222, 79, 98},</text:p>
          </table:table-cell>
          <table:table-cell table:number-columns-repeated="2"/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49]" office:value-type="float" office:value="224" calcext:value-type="float">
            <text:p>224</text:p>
          </table:table-cell>
          <table:table-cell table:formula="of:=ROUND([.C49]/2;0)" office:value-type="float" office:value="81" calcext:value-type="float">
            <text:p>081</text:p>
          </table:table-cell>
          <table:table-cell table:formula="of:=[.D49]" office:value-type="float" office:value="103" calcext:value-type="float">
            <text:p>103</text:p>
          </table:table-cell>
          <table:table-cell/>
          <table:table-cell table:formula="of:=&quot;{&quot; &amp; [.F49] &amp; &quot;, &quot; &amp; [.G49] &amp; &quot;, &quot; &amp; [.H49] &amp; &quot;},&quot;" office:value-type="string" office:string-value="{224, 81, 103}," calcext:value-type="string">
            <text:p>{224, 81, 103},</text:p>
          </table:table-cell>
          <table:table-cell table:number-columns-repeated="2"/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50]" office:value-type="float" office:value="226" calcext:value-type="float">
            <text:p>226</text:p>
          </table:table-cell>
          <table:table-cell table:formula="of:=ROUND([.C50]/2;0)" office:value-type="float" office:value="82" calcext:value-type="float">
            <text:p>082</text:p>
          </table:table-cell>
          <table:table-cell table:formula="of:=[.D50]" office:value-type="float" office:value="108" calcext:value-type="float">
            <text:p>108</text:p>
          </table:table-cell>
          <table:table-cell/>
          <table:table-cell table:formula="of:=&quot;{&quot; &amp; [.F50] &amp; &quot;, &quot; &amp; [.G50] &amp; &quot;, &quot; &amp; [.H50] &amp; &quot;},&quot;" office:value-type="string" office:string-value="{226, 82, 108}," calcext:value-type="string">
            <text:p>{226, 82, 108},</text:p>
          </table:table-cell>
          <table:table-cell table:number-columns-repeated="2"/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51]" office:value-type="float" office:value="229" calcext:value-type="float">
            <text:p>229</text:p>
          </table:table-cell>
          <table:table-cell table:formula="of:=ROUND([.C51]/2;0)" office:value-type="float" office:value="85" calcext:value-type="float">
            <text:p>085</text:p>
          </table:table-cell>
          <table:table-cell table:formula="of:=[.D51]" office:value-type="float" office:value="119" calcext:value-type="float">
            <text:p>119</text:p>
          </table:table-cell>
          <table:table-cell/>
          <table:table-cell table:formula="of:=&quot;{&quot; &amp; [.F51] &amp; &quot;, &quot; &amp; [.G51] &amp; &quot;, &quot; &amp; [.H51] &amp; &quot;},&quot;" office:value-type="string" office:string-value="{229, 85, 119}," calcext:value-type="string">
            <text:p>{229, 85, 119},</text:p>
          </table:table-cell>
          <table:table-cell table:number-columns-repeated="2"/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52]" office:value-type="float" office:value="229" calcext:value-type="float">
            <text:p>229</text:p>
          </table:table-cell>
          <table:table-cell table:formula="of:=ROUND([.C52]/2;0)" office:value-type="float" office:value="86" calcext:value-type="float">
            <text:p>086</text:p>
          </table:table-cell>
          <table:table-cell table:formula="of:=[.D52]" office:value-type="float" office:value="119" calcext:value-type="float">
            <text:p>119</text:p>
          </table:table-cell>
          <table:table-cell/>
          <table:table-cell table:formula="of:=&quot;{&quot; &amp; [.F52] &amp; &quot;, &quot; &amp; [.G52] &amp; &quot;, &quot; &amp; [.H52] &amp; &quot;},&quot;" office:value-type="string" office:string-value="{229, 86, 119}," calcext:value-type="string">
            <text:p>{229, 86, 119},</text:p>
          </table:table-cell>
          <table:table-cell table:number-columns-repeated="2"/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53]" office:value-type="float" office:value="229" calcext:value-type="float">
            <text:p>229</text:p>
          </table:table-cell>
          <table:table-cell table:formula="of:=ROUND([.C53]/2;0)" office:value-type="float" office:value="85" calcext:value-type="float">
            <text:p>085</text:p>
          </table:table-cell>
          <table:table-cell table:formula="of:=[.D53]" office:value-type="float" office:value="117" calcext:value-type="float">
            <text:p>117</text:p>
          </table:table-cell>
          <table:table-cell/>
          <table:table-cell table:formula="of:=&quot;{&quot; &amp; [.F53] &amp; &quot;, &quot; &amp; [.G53] &amp; &quot;, &quot; &amp; [.H53] &amp; &quot;},&quot;" office:value-type="string" office:string-value="{229, 85, 117}," calcext:value-type="string">
            <text:p>{229, 85, 117},</text:p>
          </table:table-cell>
          <table:table-cell table:number-columns-repeated="2"/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54]" office:value-type="float" office:value="226" calcext:value-type="float">
            <text:p>226</text:p>
          </table:table-cell>
          <table:table-cell table:formula="of:=ROUND([.C54]/2;0)" office:value-type="float" office:value="83" calcext:value-type="float">
            <text:p>083</text:p>
          </table:table-cell>
          <table:table-cell table:formula="of:=[.D54]" office:value-type="float" office:value="110" calcext:value-type="float">
            <text:p>110</text:p>
          </table:table-cell>
          <table:table-cell/>
          <table:table-cell table:formula="of:=&quot;{&quot; &amp; [.F54] &amp; &quot;, &quot; &amp; [.G54] &amp; &quot;, &quot; &amp; [.H54] &amp; &quot;},&quot;" office:value-type="string" office:string-value="{226, 83, 110}," calcext:value-type="string">
            <text:p>{226, 83, 110},</text:p>
          </table:table-cell>
          <table:table-cell table:number-columns-repeated="2"/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55]" office:value-type="float" office:value="222" calcext:value-type="float">
            <text:p>222</text:p>
          </table:table-cell>
          <table:table-cell table:formula="of:=ROUND([.C55]/2;0)" office:value-type="float" office:value="80" calcext:value-type="float">
            <text:p>080</text:p>
          </table:table-cell>
          <table:table-cell table:formula="of:=[.D55]" office:value-type="float" office:value="101" calcext:value-type="float">
            <text:p>101</text:p>
          </table:table-cell>
          <table:table-cell/>
          <table:table-cell table:formula="of:=&quot;{&quot; &amp; [.F55] &amp; &quot;, &quot; &amp; [.G55] &amp; &quot;, &quot; &amp; [.H55] &amp; &quot;},&quot;" office:value-type="string" office:string-value="{222, 80, 101}," calcext:value-type="string">
            <text:p>{222, 80, 101},</text:p>
          </table:table-cell>
          <table:table-cell table:number-columns-repeated="2"/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56]" office:value-type="float" office:value="218" calcext:value-type="float">
            <text:p>218</text:p>
          </table:table-cell>
          <table:table-cell table:formula="of:=ROUND([.C56]/2;0)" office:value-type="float" office:value="77" calcext:value-type="float">
            <text:p>077</text:p>
          </table:table-cell>
          <table:table-cell table:formula="of:=[.D56]" office:value-type="float" office:value="91" calcext:value-type="float">
            <text:p>091</text:p>
          </table:table-cell>
          <table:table-cell/>
          <table:table-cell table:formula="of:=&quot;{&quot; &amp; [.F56] &amp; &quot;, &quot; &amp; [.G56] &amp; &quot;, &quot; &amp; [.H56] &amp; &quot;},&quot;" office:value-type="string" office:string-value="{218, 77, 91}," calcext:value-type="string">
            <text:p>{218, 77, 91},</text:p>
          </table:table-cell>
          <table:table-cell table:number-columns-repeated="2"/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office:value-type="float" office:value="214" calcext:value-type="float">
            <text:p>214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57]" office:value-type="float" office:value="214" calcext:value-type="float">
            <text:p>214</text:p>
          </table:table-cell>
          <table:table-cell table:formula="of:=ROUND([.C57]/2;0)" office:value-type="float" office:value="73" calcext:value-type="float">
            <text:p>073</text:p>
          </table:table-cell>
          <table:table-cell table:formula="of:=[.D57]" office:value-type="float" office:value="80" calcext:value-type="float">
            <text:p>080</text:p>
          </table:table-cell>
          <table:table-cell/>
          <table:table-cell table:formula="of:=&quot;{&quot; &amp; [.F57] &amp; &quot;, &quot; &amp; [.G57] &amp; &quot;, &quot; &amp; [.H57] &amp; &quot;},&quot;" office:value-type="string" office:string-value="{214, 73, 80}," calcext:value-type="string">
            <text:p>{214, 73, 80},</text:p>
          </table:table-cell>
          <table:table-cell table:number-columns-repeated="2"/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office:value-type="float" office:value="214" calcext:value-type="float">
            <text:p>214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58]" office:value-type="float" office:value="214" calcext:value-type="float">
            <text:p>214</text:p>
          </table:table-cell>
          <table:table-cell table:formula="of:=ROUND([.C58]/2;0)" office:value-type="float" office:value="72" calcext:value-type="float">
            <text:p>072</text:p>
          </table:table-cell>
          <table:table-cell table:formula="of:=[.D58]" office:value-type="float" office:value="79" calcext:value-type="float">
            <text:p>079</text:p>
          </table:table-cell>
          <table:table-cell/>
          <table:table-cell table:formula="of:=&quot;{&quot; &amp; [.F58] &amp; &quot;, &quot; &amp; [.G58] &amp; &quot;, &quot; &amp; [.H58] &amp; &quot;},&quot;" office:value-type="string" office:string-value="{214, 72, 79}," calcext:value-type="string">
            <text:p>{214, 72, 79},</text:p>
          </table:table-cell>
          <table:table-cell table:number-columns-repeated="2"/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59]" office:value-type="float" office:value="209" calcext:value-type="float">
            <text:p>209</text:p>
          </table:table-cell>
          <table:table-cell table:formula="of:=ROUND([.C59]/2;0)" office:value-type="float" office:value="67" calcext:value-type="float">
            <text:p>067</text:p>
          </table:table-cell>
          <table:table-cell table:formula="of:=[.D59]" office:value-type="float" office:value="71" calcext:value-type="float">
            <text:p>071</text:p>
          </table:table-cell>
          <table:table-cell/>
          <table:table-cell table:formula="of:=&quot;{&quot; &amp; [.F59] &amp; &quot;, &quot; &amp; [.G59] &amp; &quot;, &quot; &amp; [.H59] &amp; &quot;},&quot;" office:value-type="string" office:string-value="{209, 67, 71}," calcext:value-type="string">
            <text:p>{209, 67, 71},</text:p>
          </table:table-cell>
          <table:table-cell table:number-columns-repeated="2"/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0]" office:value-type="float" office:value="203" calcext:value-type="float">
            <text:p>203</text:p>
          </table:table-cell>
          <table:table-cell table:formula="of:=ROUND([.C60]/2;0)" office:value-type="float" office:value="62" calcext:value-type="float">
            <text:p>062</text:p>
          </table:table-cell>
          <table:table-cell table:formula="of:=[.D60]" office:value-type="float" office:value="61" calcext:value-type="float">
            <text:p>061</text:p>
          </table:table-cell>
          <table:table-cell/>
          <table:table-cell table:formula="of:=&quot;{&quot; &amp; [.F60] &amp; &quot;, &quot; &amp; [.G60] &amp; &quot;, &quot; &amp; [.H60] &amp; &quot;},&quot;" office:value-type="string" office:string-value="{203, 62, 61}," calcext:value-type="string">
            <text:p>{203, 62, 61},</text:p>
          </table:table-cell>
          <table:table-cell table:number-columns-repeated="2"/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61]" office:value-type="float" office:value="198" calcext:value-type="float">
            <text:p>198</text:p>
          </table:table-cell>
          <table:table-cell table:formula="of:=ROUND([.C61]/2;0)" office:value-type="float" office:value="58" calcext:value-type="float">
            <text:p>058</text:p>
          </table:table-cell>
          <table:table-cell table:formula="of:=[.D61]" office:value-type="float" office:value="53" calcext:value-type="float">
            <text:p>053</text:p>
          </table:table-cell>
          <table:table-cell/>
          <table:table-cell table:formula="of:=&quot;{&quot; &amp; [.F61] &amp; &quot;, &quot; &amp; [.G61] &amp; &quot;, &quot; &amp; [.H61] &amp; &quot;},&quot;" office:value-type="string" office:string-value="{198, 58, 53}," calcext:value-type="string">
            <text:p>{198, 58, 53},</text:p>
          </table:table-cell>
          <table:table-cell table:number-columns-repeated="2"/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62]" office:value-type="float" office:value="192" calcext:value-type="float">
            <text:p>192</text:p>
          </table:table-cell>
          <table:table-cell table:formula="of:=ROUND([.C62]/2;0)" office:value-type="float" office:value="53" calcext:value-type="float">
            <text:p>053</text:p>
          </table:table-cell>
          <table:table-cell table:formula="of:=[.D62]" office:value-type="float" office:value="44" calcext:value-type="float">
            <text:p>044</text:p>
          </table:table-cell>
          <table:table-cell/>
          <table:table-cell table:formula="of:=&quot;{&quot; &amp; [.F62] &amp; &quot;, &quot; &amp; [.G62] &amp; &quot;, &quot; &amp; [.H62] &amp; &quot;},&quot;" office:value-type="string" office:string-value="{192, 53, 44}," calcext:value-type="string">
            <text:p>{192, 53, 44},</text:p>
          </table:table-cell>
          <table:table-cell table:number-columns-repeated="2"/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63]" office:value-type="float" office:value="182" calcext:value-type="float">
            <text:p>182</text:p>
          </table:table-cell>
          <table:table-cell table:formula="of:=ROUND([.C63]/2;0)" office:value-type="float" office:value="46" calcext:value-type="float">
            <text:p>046</text:p>
          </table:table-cell>
          <table:table-cell table:formula="of:=[.D63]" office:value-type="float" office:value="34" calcext:value-type="float">
            <text:p>034</text:p>
          </table:table-cell>
          <table:table-cell/>
          <table:table-cell table:formula="of:=&quot;{&quot; &amp; [.F63] &amp; &quot;, &quot; &amp; [.G63] &amp; &quot;, &quot; &amp; [.H63] &amp; &quot;},&quot;" office:value-type="string" office:string-value="{182, 46, 34}," calcext:value-type="string">
            <text:p>{182, 46, 34},</text:p>
          </table:table-cell>
          <table:table-cell table:number-columns-repeated="2"/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64]" office:value-type="float" office:value="176" calcext:value-type="float">
            <text:p>176</text:p>
          </table:table-cell>
          <table:table-cell table:formula="of:=ROUND([.C64]/2;0)" office:value-type="float" office:value="40" calcext:value-type="float">
            <text:p>040</text:p>
          </table:table-cell>
          <table:table-cell table:formula="of:=[.D64]" office:value-type="float" office:value="28" calcext:value-type="float">
            <text:p>028</text:p>
          </table:table-cell>
          <table:table-cell/>
          <table:table-cell table:formula="of:=&quot;{&quot; &amp; [.F64] &amp; &quot;, &quot; &amp; [.G64] &amp; &quot;, &quot; &amp; [.H64] &amp; &quot;},&quot;" office:value-type="string" office:string-value="{176, 40, 28}," calcext:value-type="string">
            <text:p>{176, 40, 28},</text:p>
          </table:table-cell>
          <table:table-cell table:number-columns-repeated="2"/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65]" office:value-type="float" office:value="171" calcext:value-type="float">
            <text:p>171</text:p>
          </table:table-cell>
          <table:table-cell table:formula="of:=ROUND([.C65]/2;0)" office:value-type="float" office:value="36" calcext:value-type="float">
            <text:p>036</text:p>
          </table:table-cell>
          <table:table-cell table:formula="of:=[.D65]" office:value-type="float" office:value="25" calcext:value-type="float">
            <text:p>025</text:p>
          </table:table-cell>
          <table:table-cell/>
          <table:table-cell table:formula="of:=&quot;{&quot; &amp; [.F65] &amp; &quot;, &quot; &amp; [.G65] &amp; &quot;, &quot; &amp; [.H65] &amp; &quot;},&quot;" office:value-type="string" office:string-value="{171, 36, 25}," calcext:value-type="string">
            <text:p>{171, 36, 25},</text:p>
          </table:table-cell>
          <table:table-cell table:number-columns-repeated="2"/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66]" office:value-type="float" office:value="164" calcext:value-type="float">
            <text:p>164</text:p>
          </table:table-cell>
          <table:table-cell table:formula="of:=ROUND([.C66]/2;0)" office:value-type="float" office:value="31" calcext:value-type="float">
            <text:p>031</text:p>
          </table:table-cell>
          <table:table-cell table:formula="of:=[.D66]" office:value-type="float" office:value="21" calcext:value-type="float">
            <text:p>021</text:p>
          </table:table-cell>
          <table:table-cell/>
          <table:table-cell table:formula="of:=&quot;{&quot; &amp; [.F66] &amp; &quot;, &quot; &amp; [.G66] &amp; &quot;, &quot; &amp; [.H66] &amp; &quot;},&quot;" office:value-type="string" office:string-value="{164, 31, 21}," calcext:value-type="string">
            <text:p>{164, 31, 21},</text:p>
          </table:table-cell>
          <table:table-cell table:number-columns-repeated="2"/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67]" office:value-type="float" office:value="160" calcext:value-type="float">
            <text:p>160</text:p>
          </table:table-cell>
          <table:table-cell table:formula="of:=ROUND([.C67]/2;0)" office:value-type="float" office:value="28" calcext:value-type="float">
            <text:p>028</text:p>
          </table:table-cell>
          <table:table-cell table:formula="of:=[.D67]" office:value-type="float" office:value="20" calcext:value-type="float">
            <text:p>020</text:p>
          </table:table-cell>
          <table:table-cell/>
          <table:table-cell table:formula="of:=&quot;{&quot; &amp; [.F67] &amp; &quot;, &quot; &amp; [.G67] &amp; &quot;, &quot; &amp; [.H67] &amp; &quot;},&quot;" office:value-type="string" office:string-value="{160, 28, 20}," calcext:value-type="string">
            <text:p>{160, 28, 20},</text:p>
          </table:table-cell>
          <table:table-cell table:number-columns-repeated="2"/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68]" office:value-type="float" office:value="157" calcext:value-type="float">
            <text:p>157</text:p>
          </table:table-cell>
          <table:table-cell table:formula="of:=ROUND([.C68]/2;0)" office:value-type="float" office:value="26" calcext:value-type="float">
            <text:p>026</text:p>
          </table:table-cell>
          <table:table-cell table:formula="of:=[.D68]" office:value-type="float" office:value="18" calcext:value-type="float">
            <text:p>018</text:p>
          </table:table-cell>
          <table:table-cell/>
          <table:table-cell table:formula="of:=&quot;{&quot; &amp; [.F68] &amp; &quot;, &quot; &amp; [.G68] &amp; &quot;, &quot; &amp; [.H68] &amp; &quot;},&quot;" office:value-type="string" office:string-value="{157, 26, 18}," calcext:value-type="string">
            <text:p>{157, 26, 18},</text:p>
          </table:table-cell>
          <table:table-cell table:number-columns-repeated="2"/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69]" office:value-type="float" office:value="156" calcext:value-type="float">
            <text:p>156</text:p>
          </table:table-cell>
          <table:table-cell table:formula="of:=ROUND([.C69]/2;0)" office:value-type="float" office:value="26" calcext:value-type="float">
            <text:p>026</text:p>
          </table:table-cell>
          <table:table-cell table:formula="of:=[.D69]" office:value-type="float" office:value="16" calcext:value-type="float">
            <text:p>016</text:p>
          </table:table-cell>
          <table:table-cell/>
          <table:table-cell table:formula="of:=&quot;{&quot; &amp; [.F69] &amp; &quot;, &quot; &amp; [.G69] &amp; &quot;, &quot; &amp; [.H69] &amp; &quot;},&quot;" office:value-type="string" office:string-value="{156, 26, 16}," calcext:value-type="string">
            <text:p>{156, 26, 16},</text:p>
          </table:table-cell>
          <table:table-cell table:number-columns-repeated="2"/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0]" office:value-type="float" office:value="53" calcext:value-type="float">
            <text:p>053</text:p>
          </table:table-cell>
          <table:table-cell table:formula="of:=ROUND([.C70]/2;0)" office:value-type="float" office:value="6" calcext:value-type="float">
            <text:p>006</text:p>
          </table:table-cell>
          <table:table-cell table:formula="of:=[.D70]" office:value-type="float" office:value="4" calcext:value-type="float">
            <text:p>004</text:p>
          </table:table-cell>
          <table:table-cell/>
          <table:table-cell table:formula="of:=&quot;{&quot; &amp; [.F70] &amp; &quot;, &quot; &amp; [.G70] &amp; &quot;, &quot; &amp; [.H70] &amp; &quot;},&quot;" office:value-type="string" office:string-value="{53, 6, 4}," calcext:value-type="string">
            <text:p>{53, 6, 4},</text:p>
          </table:table-cell>
          <table:table-cell table:number-columns-repeated="2"/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71]" office:value-type="float" office:value="156" calcext:value-type="float">
            <text:p>156</text:p>
          </table:table-cell>
          <table:table-cell table:formula="of:=ROUND([.C71]/2;0)" office:value-type="float" office:value="24" calcext:value-type="float">
            <text:p>024</text:p>
          </table:table-cell>
          <table:table-cell table:formula="of:=[.D71]" office:value-type="float" office:value="15" calcext:value-type="float">
            <text:p>015</text:p>
          </table:table-cell>
          <table:table-cell/>
          <table:table-cell table:formula="of:=&quot;{&quot; &amp; [.F71] &amp; &quot;, &quot; &amp; [.G71] &amp; &quot;, &quot; &amp; [.H71] &amp; &quot;},&quot;" office:value-type="string" office:string-value="{156, 24, 15}," calcext:value-type="string">
            <text:p>{156, 24, 15},</text:p>
          </table:table-cell>
          <table:table-cell table:number-columns-repeated="2"/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72]" office:value-type="float" office:value="156" calcext:value-type="float">
            <text:p>156</text:p>
          </table:table-cell>
          <table:table-cell table:formula="of:=ROUND([.C72]/2;0)" office:value-type="float" office:value="24" calcext:value-type="float">
            <text:p>024</text:p>
          </table:table-cell>
          <table:table-cell table:formula="of:=[.D72]" office:value-type="float" office:value="15" calcext:value-type="float">
            <text:p>015</text:p>
          </table:table-cell>
          <table:table-cell/>
          <table:table-cell table:formula="of:=&quot;{&quot; &amp; [.F72] &amp; &quot;, &quot; &amp; [.G72] &amp; &quot;, &quot; &amp; [.H72] &amp; &quot;},&quot;" office:value-type="string" office:string-value="{156, 24, 15}," calcext:value-type="string">
            <text:p>{156, 24, 15},</text:p>
          </table:table-cell>
          <table:table-cell table:number-columns-repeated="2"/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73]" office:value-type="float" office:value="153" calcext:value-type="float">
            <text:p>153</text:p>
          </table:table-cell>
          <table:table-cell table:formula="of:=ROUND([.C73]/2;0)" office:value-type="float" office:value="23" calcext:value-type="float">
            <text:p>023</text:p>
          </table:table-cell>
          <table:table-cell table:formula="of:=[.D73]" office:value-type="float" office:value="14" calcext:value-type="float">
            <text:p>014</text:p>
          </table:table-cell>
          <table:table-cell/>
          <table:table-cell table:formula="of:=&quot;{&quot; &amp; [.F73] &amp; &quot;, &quot; &amp; [.G73] &amp; &quot;, &quot; &amp; [.H73] &amp; &quot;},&quot;" office:value-type="string" office:string-value="{153, 23, 14}," calcext:value-type="string">
            <text:p>{153, 23, 14},</text:p>
          </table:table-cell>
          <table:table-cell table:number-columns-repeated="2"/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74]" office:value-type="float" office:value="152" calcext:value-type="float">
            <text:p>152</text:p>
          </table:table-cell>
          <table:table-cell table:formula="of:=ROUND([.C74]/2;0)" office:value-type="float" office:value="22" calcext:value-type="float">
            <text:p>022</text:p>
          </table:table-cell>
          <table:table-cell table:formula="of:=[.D74]" office:value-type="float" office:value="13" calcext:value-type="float">
            <text:p>013</text:p>
          </table:table-cell>
          <table:table-cell/>
          <table:table-cell table:formula="of:=&quot;{&quot; &amp; [.F74] &amp; &quot;, &quot; &amp; [.G74] &amp; &quot;, &quot; &amp; [.H74] &amp; &quot;},&quot;" office:value-type="string" office:string-value="{152, 22, 13}," calcext:value-type="string">
            <text:p>{152, 22, 13},</text:p>
          </table:table-cell>
          <table:table-cell table:number-columns-repeated="2"/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75]" office:value-type="float" office:value="148" calcext:value-type="float">
            <text:p>148</text:p>
          </table:table-cell>
          <table:table-cell table:formula="of:=ROUND([.C75]/2;0)" office:value-type="float" office:value="20" calcext:value-type="float">
            <text:p>020</text:p>
          </table:table-cell>
          <table:table-cell table:formula="of:=[.D75]" office:value-type="float" office:value="15" calcext:value-type="float">
            <text:p>015</text:p>
          </table:table-cell>
          <table:table-cell/>
          <table:table-cell table:formula="of:=&quot;{&quot; &amp; [.F75] &amp; &quot;, &quot; &amp; [.G75] &amp; &quot;, &quot; &amp; [.H75] &amp; &quot;},&quot;" office:value-type="string" office:string-value="{148, 20, 15}," calcext:value-type="string">
            <text:p>{148, 20, 15},</text:p>
          </table:table-cell>
          <table:table-cell table:number-columns-repeated="2"/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76]" office:value-type="float" office:value="145" calcext:value-type="float">
            <text:p>145</text:p>
          </table:table-cell>
          <table:table-cell table:formula="of:=ROUND([.C76]/2;0)" office:value-type="float" office:value="19" calcext:value-type="float">
            <text:p>019</text:p>
          </table:table-cell>
          <table:table-cell table:formula="of:=[.D76]" office:value-type="float" office:value="12" calcext:value-type="float">
            <text:p>012</text:p>
          </table:table-cell>
          <table:table-cell/>
          <table:table-cell table:formula="of:=&quot;{&quot; &amp; [.F76] &amp; &quot;, &quot; &amp; [.G76] &amp; &quot;, &quot; &amp; [.H76] &amp; &quot;},&quot;" office:value-type="string" office:string-value="{145, 19, 12}," calcext:value-type="string">
            <text:p>{145, 19, 12},</text:p>
          </table:table-cell>
          <table:table-cell table:number-columns-repeated="2"/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77]" office:value-type="float" office:value="146" calcext:value-type="float">
            <text:p>146</text:p>
          </table:table-cell>
          <table:table-cell table:formula="of:=ROUND([.C77]/2;0)" office:value-type="float" office:value="19" calcext:value-type="float">
            <text:p>019</text:p>
          </table:table-cell>
          <table:table-cell table:formula="of:=[.D77]" office:value-type="float" office:value="12" calcext:value-type="float">
            <text:p>012</text:p>
          </table:table-cell>
          <table:table-cell/>
          <table:table-cell table:formula="of:=&quot;{&quot; &amp; [.F77] &amp; &quot;, &quot; &amp; [.G77] &amp; &quot;, &quot; &amp; [.H77] &amp; &quot;},&quot;" office:value-type="string" office:string-value="{146, 19, 12}," calcext:value-type="string">
            <text:p>{146, 19, 12},</text:p>
          </table:table-cell>
          <table:table-cell table:number-columns-repeated="2"/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78]" office:value-type="float" office:value="147" calcext:value-type="float">
            <text:p>147</text:p>
          </table:table-cell>
          <table:table-cell table:formula="of:=ROUND([.C78]/2;0)" office:value-type="float" office:value="20" calcext:value-type="float">
            <text:p>020</text:p>
          </table:table-cell>
          <table:table-cell table:formula="of:=[.D78]" office:value-type="float" office:value="13" calcext:value-type="float">
            <text:p>013</text:p>
          </table:table-cell>
          <table:table-cell/>
          <table:table-cell table:formula="of:=&quot;{&quot; &amp; [.F78] &amp; &quot;, &quot; &amp; [.G78] &amp; &quot;, &quot; &amp; [.H78] &amp; &quot;},&quot;" office:value-type="string" office:string-value="{147, 20, 13}," calcext:value-type="string">
            <text:p>{147, 20, 13},</text:p>
          </table:table-cell>
          <table:table-cell table:number-columns-repeated="2"/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79]" office:value-type="float" office:value="149" calcext:value-type="float">
            <text:p>149</text:p>
          </table:table-cell>
          <table:table-cell table:formula="of:=ROUND([.C79]/2;0)" office:value-type="float" office:value="22" calcext:value-type="float">
            <text:p>022</text:p>
          </table:table-cell>
          <table:table-cell table:formula="of:=[.D79]" office:value-type="float" office:value="17" calcext:value-type="float">
            <text:p>017</text:p>
          </table:table-cell>
          <table:table-cell/>
          <table:table-cell table:formula="of:=&quot;{&quot; &amp; [.F79] &amp; &quot;, &quot; &amp; [.G79] &amp; &quot;, &quot; &amp; [.H79] &amp; &quot;},&quot;" office:value-type="string" office:string-value="{149, 22, 17}," calcext:value-type="string">
            <text:p>{149, 22, 17},</text:p>
          </table:table-cell>
          <table:table-cell table:number-columns-repeated="2"/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80]" office:value-type="float" office:value="167" calcext:value-type="float">
            <text:p>167</text:p>
          </table:table-cell>
          <table:table-cell table:formula="of:=ROUND([.C80]/2;0)" office:value-type="float" office:value="34" calcext:value-type="float">
            <text:p>034</text:p>
          </table:table-cell>
          <table:table-cell table:formula="of:=[.D80]" office:value-type="float" office:value="30" calcext:value-type="float">
            <text:p>030</text:p>
          </table:table-cell>
          <table:table-cell/>
          <table:table-cell table:formula="of:=&quot;{&quot; &amp; [.F80] &amp; &quot;, &quot; &amp; [.G80] &amp; &quot;, &quot; &amp; [.H80] &amp; &quot;},&quot;" office:value-type="string" office:string-value="{167, 34, 30}," calcext:value-type="string">
            <text:p>{167, 34, 30},</text:p>
          </table:table-cell>
          <table:table-cell table:number-columns-repeated="2"/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table:number-columns-repeated="4"/>
          <table:table-cell table:formula="of:=[.B81]" office:value-type="float" office:value="0" calcext:value-type="float">
            <text:p>000</text:p>
          </table:table-cell>
          <table:table-cell table:formula="of:=ROUND([.C81]/2;0)" office:value-type="float" office:value="0" calcext:value-type="float">
            <text:p>000</text:p>
          </table:table-cell>
          <table:table-cell table:formula="of:=[.D81]" office:value-type="float" office:value="0" calcext:value-type="float">
            <text:p>000</text:p>
          </table:table-cell>
          <table:table-cell/>
          <table:table-cell table:formula="of:=&quot;{&quot; &amp; [.F81] &amp; &quot;, &quot; &amp; [.G81] &amp; &quot;, &quot; &amp; [.H81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table:number-columns-repeated="4"/>
          <table:table-cell table:formula="of:=[.B82]" office:value-type="float" office:value="0" calcext:value-type="float">
            <text:p>000</text:p>
          </table:table-cell>
          <table:table-cell table:formula="of:=ROUND([.C82]/2;0)" office:value-type="float" office:value="0" calcext:value-type="float">
            <text:p>000</text:p>
          </table:table-cell>
          <table:table-cell table:formula="of:=[.D82]" office:value-type="float" office:value="0" calcext:value-type="float">
            <text:p>000</text:p>
          </table:table-cell>
          <table:table-cell/>
          <table:table-cell table:formula="of:=&quot;{&quot; &amp; [.F82] &amp; &quot;, &quot; &amp; [.G82] &amp; &quot;, &quot; &amp; [.H82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table:number-columns-repeated="4"/>
          <table:table-cell table:formula="of:=[.B83]" office:value-type="float" office:value="0" calcext:value-type="float">
            <text:p>000</text:p>
          </table:table-cell>
          <table:table-cell table:formula="of:=ROUND([.C83]/2;0)" office:value-type="float" office:value="0" calcext:value-type="float">
            <text:p>000</text:p>
          </table:table-cell>
          <table:table-cell table:formula="of:=[.D83]" office:value-type="float" office:value="0" calcext:value-type="float">
            <text:p>000</text:p>
          </table:table-cell>
          <table:table-cell/>
          <table:table-cell table:formula="of:=&quot;{&quot; &amp; [.F83] &amp; &quot;, &quot; &amp; [.G83] &amp; &quot;, &quot; &amp; [.H83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table:number-columns-repeated="4"/>
          <table:table-cell table:formula="of:=[.B84]" office:value-type="float" office:value="0" calcext:value-type="float">
            <text:p>000</text:p>
          </table:table-cell>
          <table:table-cell table:formula="of:=ROUND([.C84]/2;0)" office:value-type="float" office:value="0" calcext:value-type="float">
            <text:p>000</text:p>
          </table:table-cell>
          <table:table-cell table:formula="of:=[.D84]" office:value-type="float" office:value="0" calcext:value-type="float">
            <text:p>000</text:p>
          </table:table-cell>
          <table:table-cell/>
          <table:table-cell table:formula="of:=&quot;{&quot; &amp; [.F84] &amp; &quot;, &quot; &amp; [.G84] &amp; &quot;, &quot; &amp; [.H84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table:number-columns-repeated="4"/>
          <table:table-cell table:formula="of:=[.B85]" office:value-type="float" office:value="0" calcext:value-type="float">
            <text:p>000</text:p>
          </table:table-cell>
          <table:table-cell table:formula="of:=ROUND([.C85]/2;0)" office:value-type="float" office:value="0" calcext:value-type="float">
            <text:p>000</text:p>
          </table:table-cell>
          <table:table-cell table:formula="of:=[.D85]" office:value-type="float" office:value="0" calcext:value-type="float">
            <text:p>000</text:p>
          </table:table-cell>
          <table:table-cell/>
          <table:table-cell table:formula="of:=&quot;{&quot; &amp; [.F85] &amp; &quot;, &quot; &amp; [.G85] &amp; &quot;, &quot; &amp; [.H85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table:number-columns-repeated="4"/>
          <table:table-cell table:formula="of:=[.B86]" office:value-type="float" office:value="0" calcext:value-type="float">
            <text:p>000</text:p>
          </table:table-cell>
          <table:table-cell table:formula="of:=ROUND([.C86]/2;0)" office:value-type="float" office:value="0" calcext:value-type="float">
            <text:p>000</text:p>
          </table:table-cell>
          <table:table-cell table:formula="of:=[.D86]" office:value-type="float" office:value="0" calcext:value-type="float">
            <text:p>000</text:p>
          </table:table-cell>
          <table:table-cell/>
          <table:table-cell table:formula="of:=&quot;{&quot; &amp; [.F86] &amp; &quot;, &quot; &amp; [.G86] &amp; &quot;, &quot; &amp; [.H86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table:number-columns-repeated="4"/>
          <table:table-cell table:formula="of:=[.B87]" office:value-type="float" office:value="0" calcext:value-type="float">
            <text:p>000</text:p>
          </table:table-cell>
          <table:table-cell table:formula="of:=ROUND([.C87]/2;0)" office:value-type="float" office:value="0" calcext:value-type="float">
            <text:p>000</text:p>
          </table:table-cell>
          <table:table-cell table:formula="of:=[.D87]" office:value-type="float" office:value="0" calcext:value-type="float">
            <text:p>000</text:p>
          </table:table-cell>
          <table:table-cell/>
          <table:table-cell table:formula="of:=&quot;{&quot; &amp; [.F87] &amp; &quot;, &quot; &amp; [.G87] &amp; &quot;, &quot; &amp; [.H87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table:number-columns-repeated="4"/>
          <table:table-cell table:formula="of:=[.B88]" office:value-type="float" office:value="0" calcext:value-type="float">
            <text:p>000</text:p>
          </table:table-cell>
          <table:table-cell table:formula="of:=ROUND([.C88]/2;0)" office:value-type="float" office:value="0" calcext:value-type="float">
            <text:p>000</text:p>
          </table:table-cell>
          <table:table-cell table:formula="of:=[.D88]" office:value-type="float" office:value="0" calcext:value-type="float">
            <text:p>000</text:p>
          </table:table-cell>
          <table:table-cell/>
          <table:table-cell table:formula="of:=&quot;{&quot; &amp; [.F88] &amp; &quot;, &quot; &amp; [.G88] &amp; &quot;, &quot; &amp; [.H88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table:number-columns-repeated="4"/>
          <table:table-cell table:formula="of:=[.B89]" office:value-type="float" office:value="0" calcext:value-type="float">
            <text:p>000</text:p>
          </table:table-cell>
          <table:table-cell table:formula="of:=ROUND([.C89]/2;0)" office:value-type="float" office:value="0" calcext:value-type="float">
            <text:p>000</text:p>
          </table:table-cell>
          <table:table-cell table:formula="of:=[.D89]" office:value-type="float" office:value="0" calcext:value-type="float">
            <text:p>000</text:p>
          </table:table-cell>
          <table:table-cell/>
          <table:table-cell table:formula="of:=&quot;{&quot; &amp; [.F89] &amp; &quot;, &quot; &amp; [.G89] &amp; &quot;, &quot; &amp; [.H89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table:number-columns-repeated="4"/>
          <table:table-cell table:formula="of:=[.B90]" office:value-type="float" office:value="0" calcext:value-type="float">
            <text:p>000</text:p>
          </table:table-cell>
          <table:table-cell table:formula="of:=ROUND([.C90]/2;0)" office:value-type="float" office:value="0" calcext:value-type="float">
            <text:p>000</text:p>
          </table:table-cell>
          <table:table-cell table:formula="of:=[.D90]" office:value-type="float" office:value="0" calcext:value-type="float">
            <text:p>000</text:p>
          </table:table-cell>
          <table:table-cell/>
          <table:table-cell table:formula="of:=&quot;{&quot; &amp; [.F90] &amp; &quot;, &quot; &amp; [.G90] &amp; &quot;, &quot; &amp; [.H90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table:number-columns-repeated="4"/>
          <table:table-cell table:formula="of:=[.B91]" office:value-type="float" office:value="0" calcext:value-type="float">
            <text:p>000</text:p>
          </table:table-cell>
          <table:table-cell table:formula="of:=ROUND([.C91]/2;0)" office:value-type="float" office:value="0" calcext:value-type="float">
            <text:p>000</text:p>
          </table:table-cell>
          <table:table-cell table:formula="of:=[.D91]" office:value-type="float" office:value="0" calcext:value-type="float">
            <text:p>000</text:p>
          </table:table-cell>
          <table:table-cell/>
          <table:table-cell table:formula="of:=&quot;{&quot; &amp; [.F91] &amp; &quot;, &quot; &amp; [.G91] &amp; &quot;, &quot; &amp; [.H91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table:number-columns-repeated="4"/>
          <table:table-cell table:formula="of:=[.B92]" office:value-type="float" office:value="0" calcext:value-type="float">
            <text:p>000</text:p>
          </table:table-cell>
          <table:table-cell table:formula="of:=ROUND([.C92]/2;0)" office:value-type="float" office:value="0" calcext:value-type="float">
            <text:p>000</text:p>
          </table:table-cell>
          <table:table-cell table:formula="of:=[.D92]" office:value-type="float" office:value="0" calcext:value-type="float">
            <text:p>000</text:p>
          </table:table-cell>
          <table:table-cell/>
          <table:table-cell table:formula="of:=&quot;{&quot; &amp; [.F92] &amp; &quot;, &quot; &amp; [.G92] &amp; &quot;, &quot; &amp; [.H92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table:number-columns-repeated="4"/>
          <table:table-cell table:formula="of:=[.B93]" office:value-type="float" office:value="0" calcext:value-type="float">
            <text:p>000</text:p>
          </table:table-cell>
          <table:table-cell table:formula="of:=ROUND([.C93]/2;0)" office:value-type="float" office:value="0" calcext:value-type="float">
            <text:p>000</text:p>
          </table:table-cell>
          <table:table-cell table:formula="of:=[.D93]" office:value-type="float" office:value="0" calcext:value-type="float">
            <text:p>000</text:p>
          </table:table-cell>
          <table:table-cell/>
          <table:table-cell table:formula="of:=&quot;{&quot; &amp; [.F93] &amp; &quot;, &quot; &amp; [.G93] &amp; &quot;, &quot; &amp; [.H93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table:number-columns-repeated="4"/>
          <table:table-cell table:formula="of:=[.B94]" office:value-type="float" office:value="0" calcext:value-type="float">
            <text:p>000</text:p>
          </table:table-cell>
          <table:table-cell table:formula="of:=ROUND([.C94]/2;0)" office:value-type="float" office:value="0" calcext:value-type="float">
            <text:p>000</text:p>
          </table:table-cell>
          <table:table-cell table:formula="of:=[.D94]" office:value-type="float" office:value="0" calcext:value-type="float">
            <text:p>000</text:p>
          </table:table-cell>
          <table:table-cell/>
          <table:table-cell table:formula="of:=&quot;{&quot; &amp; [.F94] &amp; &quot;, &quot; &amp; [.G94] &amp; &quot;, &quot; &amp; [.H94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table:number-columns-repeated="4"/>
          <table:table-cell table:formula="of:=[.B95]" office:value-type="float" office:value="0" calcext:value-type="float">
            <text:p>000</text:p>
          </table:table-cell>
          <table:table-cell table:formula="of:=ROUND([.C95]/2;0)" office:value-type="float" office:value="0" calcext:value-type="float">
            <text:p>000</text:p>
          </table:table-cell>
          <table:table-cell table:formula="of:=[.D95]" office:value-type="float" office:value="0" calcext:value-type="float">
            <text:p>000</text:p>
          </table:table-cell>
          <table:table-cell/>
          <table:table-cell table:formula="of:=&quot;{&quot; &amp; [.F95] &amp; &quot;, &quot; &amp; [.G95] &amp; &quot;, &quot; &amp; [.H95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table:number-columns-repeated="4"/>
          <table:table-cell table:formula="of:=[.B96]" office:value-type="float" office:value="0" calcext:value-type="float">
            <text:p>000</text:p>
          </table:table-cell>
          <table:table-cell table:formula="of:=ROUND([.C96]/2;0)" office:value-type="float" office:value="0" calcext:value-type="float">
            <text:p>000</text:p>
          </table:table-cell>
          <table:table-cell table:formula="of:=[.D96]" office:value-type="float" office:value="0" calcext:value-type="float">
            <text:p>000</text:p>
          </table:table-cell>
          <table:table-cell/>
          <table:table-cell table:formula="of:=&quot;{&quot; &amp; [.F96] &amp; &quot;, &quot; &amp; [.G96] &amp; &quot;, &quot; &amp; [.H96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table:number-columns-repeated="4"/>
          <table:table-cell table:formula="of:=[.B97]" office:value-type="float" office:value="0" calcext:value-type="float">
            <text:p>000</text:p>
          </table:table-cell>
          <table:table-cell table:formula="of:=ROUND([.C97]/2;0)" office:value-type="float" office:value="0" calcext:value-type="float">
            <text:p>000</text:p>
          </table:table-cell>
          <table:table-cell table:formula="of:=[.D97]" office:value-type="float" office:value="0" calcext:value-type="float">
            <text:p>000</text:p>
          </table:table-cell>
          <table:table-cell/>
          <table:table-cell table:formula="of:=&quot;{&quot; &amp; [.F97] &amp; &quot;, &quot; &amp; [.G97] &amp; &quot;, &quot; &amp; [.H97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4"/>
        </table:table-row>
        <calcext:conditional-formats>
          <calcext:conditional-format calcext:target-range-address="Sheet1.F3:Sheet1.H97">
            <calcext:condition calcext:apply-style-name="Error" calcext:value="&gt;255" calcext:base-cell-address="Sheet1.F3"/>
          </calcext:conditional-format>
        </calcext:conditional-formats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{179, 48, 43},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{185, 52, 48},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{190, 55, 54},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{190, 55, 55},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{189, 55, 55},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{192, 57, 58},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{191, 56, 56},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{192, 57, 58},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{194, 59, 62},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{193, 58, 61},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{194, 58, 60},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{195, 58, 59},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{194, 57, 53},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{192, 56, 51},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{192, 55, 53},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{193, 56, 53},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{193, 56, 55},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{198, 60, 63},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{200, 61, 67},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{203, 64, 71},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{203, 64, 72},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{204, 65, 71},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{205, 66, 72},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{205, 66, 72},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{206, 66, 75},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{203, 65, 70},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{201, 63, 65},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{199, 60, 62},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{197, 59, 57},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{198, 59, 57},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{196, 58, 53},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{195, 57, 51},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{199, 59, 54},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{202, 61, 58},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{202, 61, 58},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{204, 64, 64},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{205, 65, 67},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{209, 68, 73},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{208, 68, 72},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{210, 69, 75},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{217, 74, 89},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{219, 76, 93},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{221, 78, 98},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{220, 78, 96},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{221, 78, 97},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{222, 79, 98},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{224, 81, 103},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{226, 82, 108},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{229, 85, 119},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{229, 86, 119},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{229, 85, 117},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{226, 83, 110},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{222, 80, 101},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{218, 77, 91},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{214, 73, 80},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{214, 72, 79},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{209, 67, 71},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{203, 62, 61},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{198, 58, 53},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{192, 53, 44},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{182, 46, 34},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{176, 40, 28},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{171, 36, 25},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{164, 31, 21},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{160, 28, 20},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{157, 26, 18},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{156, 26, 16},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{53, 6, 4},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{156, 24, 15},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{156, 24, 15},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{153, 23, 14},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{152, 22, 13},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{148, 20, 15},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{145, 19, 12},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{146, 19, 12},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{147, 20, 13},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{149, 22, 17},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{167, 34, 30},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{167, 34, 30},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{149, 22, 17},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{147, 20, 13},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{146, 19, 12},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{145, 19, 12},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{148, 20, 15},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{152, 22, 13},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{153, 23, 14},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{156, 24, 15},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{156, 24, 15},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{53, 6, 4},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{156, 26, 16},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{157, 26, 18},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{160, 28, 20},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{164, 31, 21},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{171, 36, 25},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{176, 40, 28},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{182, 46, 34},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{192, 53, 44},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{198, 58, 53},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{203, 62, 61},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{209, 67, 71},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{214, 72, 79},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{214, 73, 80},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{218, 77, 91},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{222, 80, 101},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{226, 83, 110},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{229, 85, 117},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{229, 86, 119},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{229, 85, 119},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{226, 82, 108},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{224, 81, 103},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{222, 79, 98},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{221, 78, 97},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{220, 78, 96},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{221, 78, 98},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{219, 76, 93},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{217, 74, 89},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{210, 69, 75},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{208, 68, 72},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{209, 68, 73},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{205, 65, 67},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{204, 64, 64},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{202, 61, 58},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{202, 61, 58},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{199, 59, 54},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{195, 57, 51},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{196, 58, 53},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{198, 59, 57},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{197, 59, 57},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{199, 60, 62},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{201, 63, 65},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{203, 65, 70},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{206, 66, 75},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{205, 66, 72},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{205, 66, 72},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{204, 65, 71},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{203, 64, 72},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{203, 64, 71},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{200, 61, 67},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{198, 60, 63},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{193, 56, 55},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{193, 56, 53},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{192, 55, 53},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{192, 56, 51},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{194, 57, 53},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{195, 58, 59},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{194, 58, 60},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{193, 58, 61},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{194, 59, 62},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{192, 57, 58},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{191, 56, 56},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{192, 57, 58},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{189, 55, 55},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{190, 55, 55},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{190, 55, 54},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{185, 52, 48}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{179, 48, 43},</text:p>
          </table:table-cell>
        </table:table-row>
      </table:table>
      <table:named-expressions/>
      <table:database-ranges>
        <table:database-range table:name="__Anonymous_Sheet_DB__0" table:target-range-address="Sheet1.B2:Sheet1.B2" table:contains-header="false"/>
        <table:database-range table:name="__Anonymous_Sheet_DB__1" table:target-range-address="Sheet2.A79:Sheet2.B15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sé Miguel Díaz</meta:initial-creator>
    <meta:creation-date>2020-02-03T12:26:08.177553939</meta:creation-date>
    <dc:date>2020-02-03T14:28:28.689337424</dc:date>
    <dc:creator>José Miguel Díaz</dc:creator>
    <meta:editing-duration>PT1H11M17S</meta:editing-duration>
    <meta:editing-cycles>6</meta:editing-cycles>
    <meta:generator>LibreOffice/6.4.0.3$Linux_X86_64 LibreOffice_project/40$Build-3</meta:generator>
    <meta:document-statistic meta:table-count="2" meta:cell-count="1032" meta:object-count="0"/>
  </office:meta>
</office:document-meta>
</file>